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5"><text:span text:style-name="T19">дозиметра типа </text:span><text:span text:style-name="T10">ДКС-АТ3509</text:span><text:span text:style-name="T6">A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нЗв/ч, <text:s/>согласно методике, изложенной в <text:span text:style-name="T24">МП. МН 742-2005</text:span>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30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9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<text:span text:style-name="T1">dn</text:span></text:p>
          </table:table-cell>
          <table:table-cell table:style-name="s1.B4" office:value-type="string">
            <text:p text:style-name="P24"><text:s text:c="2"/>$1-dd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1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30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6" office:value-type="string">
            <text:p text:style-name="P17">800<text:span text:style-name="T7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<text:span text:style-name="T1">dn</text:span></text:p>
          </table:table-cell>
          <table:table-cell table:style-name="s2.B4" office:value-type="string">
            <text:p text:style-name="P24"><text:s text:c="2"/>$2-dd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30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6" office:value-type="string">
            <text:p text:style-name="P17">800<text:span text:style-name="T7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<text:span text:style-name="T1">dn</text:span></text:p>
          </table:table-cell>
          <table:table-cell table:style-name="s3.B4" office:value-type="string">
            <text:p text:style-name="P24"><text:s text:c="2"/>$3-dd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30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6" office:value-type="string">
            <text:p text:style-name="P17">800<text:span text:style-name="T7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<text:span text:style-name="T1">dn</text:span></text:p>
          </table:table-cell>
          <table:table-cell table:style-name="s4.B4" office:value-type="string">
            <text:p text:style-name="P24"><text:s text:c="2"/>$4-dd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30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6" office:value-type="string">
            <text:p text:style-name="P17">800<text:span text:style-name="T7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<text:span text:style-name="T1">dn</text:span></text:p>
          </table:table-cell>
          <table:table-cell table:style-name="s5.B4" office:value-type="string">
            <text:p text:style-name="P24"><text:s text:c="2"/>$5-dd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30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6" office:value-type="string">
            <text:p text:style-name="P17">800<text:span text:style-name="T7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<text:span text:style-name="T1">dn</text:span></text:p>
          </table:table-cell>
          <table:table-cell table:style-name="s6.B4" office:value-type="string">
            <text:p text:style-name="P24"><text:s text:c="2"/>$6-dd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30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6" office:value-type="string">
            <text:p text:style-name="P17">800<text:span text:style-name="T7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<text:span text:style-name="T1">dn</text:span></text:p>
          </table:table-cell>
          <table:table-cell table:style-name="s7.B4" office:value-type="string">
            <text:p text:style-name="P24"><text:s text:c="2"/>$7-dd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30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6" office:value-type="string">
            <text:p text:style-name="P17">800<text:span text:style-name="T7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<text:span text:style-name="T1">dn</text:span></text:p>
          </table:table-cell>
          <table:table-cell table:style-name="s8.B4" office:value-type="string">
            <text:p text:style-name="P24"><text:s text:c="2"/>$8-dd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30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6" office:value-type="string">
            <text:p text:style-name="P17">800<text:span text:style-name="T7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<text:span text:style-name="T1">dn</text:span></text:p>
          </table:table-cell>
          <table:table-cell table:style-name="s9.B4" office:value-type="string">
            <text:p text:style-name="P24"><text:s text:c="2"/>$9-dd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30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6" office:value-type="string">
            <text:p text:style-name="P17">800<text:span text:style-name="T7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<text:span text:style-name="T1">dn</text:span></text:p>
          </table:table-cell>
          <table:table-cell table:style-name="s10.B4" office:value-type="string">
            <text:p text:style-name="P24"><text:s text:c="2"/>$10-dd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30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6" office:value-type="string">
            <text:p text:style-name="P17">800<text:span text:style-name="T7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<text:span text:style-name="T1">dn</text:span></text:p>
          </table:table-cell>
          <table:table-cell table:style-name="s11.B4" office:value-type="string">
            <text:p text:style-name="P24"><text:s text:c="2"/>$11-dd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С-АТ3509A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30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6" office:value-type="string">
            <text:p text:style-name="P17">800<text:span text:style-name="T7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С-АТ3509A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<text:span text:style-name="T1">dn</text:span></text:p>
          </table:table-cell>
          <table:table-cell table:style-name="s12.B4" office:value-type="string">
            <text:p text:style-name="P24"><text:s text:c="2"/>$12-dd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15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6:01.59</dc:date>
    <meta:editing-duration>P3DT6H10M10S</meta:editing-duration>
    <meta:editing-cycles>375</meta:editing-cycles>
    <meta:generator>OpenOffice/4.1.6$Win32 OpenOffice.org_project/416m1$Build-9790</meta:generator>
    <meta:document-statistic meta:table-count="25" meta:image-count="0" meta:object-count="0" meta:page-count="6" meta:paragraph-count="1184" meta:word-count="2135" meta:character-count="15794"/>
  </office:meta>
</office:document-meta>
</file>